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ScriptEvaluator.evaluate( ScriptSource script , @ Nullable Map &lt; String , Object &gt; argumentBindin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andardScriptEvaluator.StandardScriptEvalu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ScriptEvaluator.evaluate( ScriptSource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ScriptEvaluator.setEngineName( String engin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ScriptEvaluator.StandardScriptEvaluato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ScriptEvaluator.setBeanClassLoader( ClassLoader class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ndardScriptEvaluator.setGlobalBindings( Map &lt; String , Object &gt; globalBind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ndardScriptEvaluator.StandardScriptEvaluator( ScriptEngineManager scriptEngin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ScriptEvaluator.set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ScriptEvaluator.getScriptEngine( ScriptSource scrip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